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35b0d" officeooo:paragraph-rsid="00035b0d"/>
    </style:style>
    <style:style style:name="P2" style:family="paragraph" style:parent-style-name="Header">
      <style:text-properties officeooo:rsid="00017a3f" officeooo:paragraph-rsid="00017a3f"/>
    </style:style>
    <style:style style:name="P3" style:family="paragraph" style:parent-style-name="Title">
      <style:text-properties officeooo:rsid="00017a3f" officeooo:paragraph-rsid="00017a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iprojet Java RMI</text:p>
      <text:p text:style-name="P1">Java RMI ne permet pas d’émuler de manière sastifaisante le protocole HTTPStream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7a3f" officeooo:paragraph-rsid="00017a3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LLA-NORA Enzo</text:p>
        <text:p text:style-name="MP1">Greaux Thom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4-19T15:32:19.557000000</dc:date>
    <meta:editing-duration>PT3M13S</meta:editing-duration>
    <meta:editing-cycles>3</meta:editing-cycles>
    <meta:document-statistic meta:table-count="0" meta:image-count="0" meta:object-count="0" meta:page-count="1" meta:paragraph-count="4" meta:word-count="19" meta:character-count="131" meta:non-whitespace-character-count="116"/>
  </office:meta>
</office:document-meta>
</file>